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0000003203A1B4B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 fo:padding-top="0cm" fo:padding-bottom="0cm" fo:padding-left="0.1cm" fo:padding-right="0.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cm" svg:height="8.5cm" svg:x="3.353cm" svg:y="2.5cm">
          <draw:image xlink:href="Pictures/10000000000001E0000003203A1B4BBA.png" xlink:type="simple" xlink:show="embed" xlink:actuate="onLoad">
            <text:p/>
          </draw:image>
        </draw:frame>
        <draw:custom-shape draw:style-name="gr2" draw:text-style-name="P2" draw:layer="layout" svg:width="1.5cm" svg:height="1cm" svg:x="5cm" svg:y="1.5cm">
          <text:p text:style-name="P1"><text:span text:style-name="T1">Demo</text:span></text:p>
          <text:p text:style-name="P1"><text:span text:style-name="T1">Modus</text:span></text:p>
          <draw:enhanced-geometry svg:viewBox="0 0 21600 21600" draw:text-areas="800 800 20800 20800" draw:type="round-rectangular-callout" draw:modifiers="4201.99866755496 41150.04995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5cm" svg:height="1.5cm" svg:x="7.5cm" svg:y="1cm">
          <text:p text:style-name="P1"><text:span text:style-name="T1">Online-/</text:span></text:p>
          <text:p text:style-name="P1"><text:span text:style-name="T1">Offline</text:span></text:p>
          <text:p text:style-name="P1"><text:span text:style-name="T1">Status</text:span></text:p>
          <draw:enhanced-geometry svg:viewBox="0 0 21600 21600" draw:text-areas="800 800 20800 20800" draw:type="round-rectangular-callout" draw:modifiers="-748.301132578281 34925.5163224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5cm" svg:height="1.5cm" svg:x="2cm" svg:y="11.5cm">
          <text:p text:style-name="P1"><text:span text:style-name="T1">Neue</text:span></text:p>
          <text:p text:style-name="P1"><text:span text:style-name="T1">Auswahl</text:span></text:p>
          <text:p text:style-name="P1"><text:span text:style-name="T1">anzeigen</text:span></text:p>
          <draw:enhanced-geometry svg:viewBox="0 0 21600 21600" draw:text-areas="800 800 20800 20800" draw:type="round-rectangular-callout" draw:modifiers="23154.1638907395 -7612.52498334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5cm" svg:height="1.5cm" svg:x="4cm" svg:y="12cm">
          <text:p text:style-name="P1"><text:span text:style-name="T1">Spielfeld</text:span></text:p>
          <text:p text:style-name="P1"><text:span text:style-name="T1">anzeigen</text:span></text:p>
          <draw:enhanced-geometry svg:viewBox="0 0 21600 21600" draw:text-areas="800 800 20800 20800" draw:type="round-rectangular-callout" draw:modifiers="15541.6389073951 -15354.5636242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828cm" svg:height="1.5cm" svg:x="6cm" svg:y="12cm">
          <text:p text:style-name="P1"><text:span text:style-name="T1">Zusatz-</text:span><text:span text:style-name="T1"><text:line-break/></text:span><text:span text:style-name="T1">funktionen</text:span></text:p>
          <text:p text:style-name="P1"><text:span text:style-name="T1">anzeigen</text:span></text:p>
          <draw:enhanced-geometry svg:viewBox="0 0 21600 21600" draw:text-areas="800 800 20800 20800" draw:type="round-rectangular-callout" draw:modifiers="4676.65390924002 -14994.8034643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828cm" svg:height="1.5cm" svg:x="8.172cm" svg:y="11.5cm">
          <text:p text:style-name="P1"><text:span text:style-name="T1">OK-/</text:span><text:span text:style-name="T1"><text:line-break/></text:span><text:span text:style-name="T1">Fehler-</text:span></text:p>
          <text:p text:style-name="P1"><text:span text:style-name="T1">anzeige</text:span></text:p>
          <draw:enhanced-geometry svg:viewBox="0 0 21600 21600" draw:text-areas="800 800 20800 20800" draw:type="round-rectangular-callout" draw:modifiers="-4428.64953526517 -9310.5929380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828cm" svg:height="1.5cm" svg:x="8.172cm" svg:y="8.5cm">
          <text:p text:style-name="P1"><text:span text:style-name="T1">OK-/</text:span><text:span text:style-name="T1"><text:line-break/></text:span><text:span text:style-name="T1">Fehler-</text:span></text:p>
          <text:p text:style-name="P1"><text:span text:style-name="T1">anzeige</text:span></text:p>
          <draw:enhanced-geometry svg:viewBox="0 0 21600 21600" draw:text-areas="800 800 20800 20800" draw:type="round-rectangular-callout" draw:modifiers="-21186.6593767086 -17426.7821452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828cm" svg:height="1.5cm" svg:x="8.172cm" svg:y="8.5cm">
          <text:p text:style-name="P1"><text:span text:style-name="T1">OK-/</text:span><text:span text:style-name="T1"><text:line-break/></text:span><text:span text:style-name="T1">Fehler-</text:span></text:p>
          <text:p text:style-name="P1"><text:span text:style-name="T1">anzeige</text:span></text:p>
          <draw:enhanced-geometry svg:viewBox="0 0 21600 21600" draw:text-areas="800 800 20800 20800" draw:type="round-rectangular-callout" draw:modifiers="-19828.5401858939 -8907.66155896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828cm" svg:height="1.5cm" svg:x="8.172cm" svg:y="8.5cm">
          <text:p text:style-name="P1"><text:span text:style-name="T1">Begriffs-</text:span><text:span text:style-name="T1"><text:line-break/></text:span><text:span text:style-name="T1">auswahl</text:span></text:p>
          <draw:enhanced-geometry svg:viewBox="0 0 21600 21600" draw:text-areas="800 800 20800 20800" draw:type="round-rectangular-callout" draw:modifiers="-21411.0442864954 -115.123251165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cm" svg:height="4cm" svg:x="1.153cm" svg:y="3.5cm">
          <text:p text:style-name="P1"><text:span text:style-name="T1">Ziehen</text:span><text:span text:style-name="T1"><text:line-break/></text:span><text:span text:style-name="T1">Sie den</text:span><text:span text:style-name="T1"><text:line-break/></text:span><text:span text:style-name="T1">korrekten</text:span><text:span text:style-name="T1"><text:line-break/></text:span><text:span text:style-name="T1">Begriff</text:span></text:p>
          <text:p text:style-name="P1"><text:span text:style-name="T1">auf</text:span><text:span text:style-name="T1"><text:line-break/></text:span><text:span text:style-name="T1">dieses</text:span><text:span text:style-name="T1"><text:line-break/></text:span><text:span text:style-name="T1">Bild</text:span></text:p>
          <draw:enhanced-geometry svg:viewBox="0 0 21600 21600" draw:text-areas="800 800 20800 20800" draw:type="round-rectangular-callout" draw:modifiers="41980.2098950525 6721.3196700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7T14:20:04</meta:creation-date>
    <meta:editing-duration>PT28M44S</meta:editing-duration>
    <meta:editing-cycles>4</meta:editing-cycles>
    <meta:generator>LibreOffice/3.3$Unix LibreOffice_project/330m19$Build-8</meta:generator>
    <meta:initial-creator>Franz Domes</meta:initial-creator>
    <dc:date>2011-10-04T11:41:22</dc:date>
    <meta:document-statistic meta:object-count="11"/>
  </office:meta>
</office:document-meta>
</file>